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  <calcext:conditional-format calcext:target-range-address="list.A3:list.A323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4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경기도 성남시 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110:developer.D210 developer.D2:developer.D1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9:08:20.1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2T09:36:14.057000000</dc:date>
    <meta:editing-duration>P3DT1H54M59S</meta:editing-duration>
    <meta:editing-cycles>1176</meta:editing-cycles>
    <meta:document-statistic meta:table-count="4" meta:cell-count="377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